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line-height="100%"/>
      <style:text-properties fo:font-weight="bold" style:font-weight-asian="bold" fo:font-size="14pt" style:font-size-asian="14pt" style:font-size-complex="14pt"/>
    </style:style>
    <style:style style:name="P3" style:parent-style-name="Normal" style:family="paragraph">
      <style:paragraph-properties fo:line-height="100%"/>
    </style:style>
    <style:style style:name="P4" style:parent-style-name="Normal" style:family="paragraph">
      <style:paragraph-properties fo:line-height="100%"/>
    </style:style>
    <style:style style:name="P5" style:parent-style-name="Normal" style:family="paragraph">
      <style:paragraph-properties fo:line-height="100%"/>
    </style:style>
    <style:style style:name="P6" style:parent-style-name="Normal" style:family="paragraph">
      <style:paragraph-properties fo:line-height="100%"/>
    </style:style>
    <style:style style:name="P7" style:parent-style-name="Normal" style:family="paragraph">
      <style:paragraph-properties fo:line-height="100%"/>
    </style:style>
    <style:style style:name="P8" style:parent-style-name="Normal" style:family="paragraph">
      <style:paragraph-properties fo:line-height="100%"/>
    </style:style>
    <style:style style:name="P9" style:parent-style-name="Normal" style:family="paragraph">
      <style:paragraph-properties fo:line-height="100%"/>
      <style:text-properties fo:font-weight="bold" style:font-weight-asian="bold" fo:font-size="14pt" style:font-size-asian="14pt" style:font-size-complex="14pt"/>
    </style:style>
    <style:style style:name="P10" style:parent-style-name="Normal" style:family="paragraph">
      <style:paragraph-properties fo:line-height="100%"/>
    </style:style>
    <style:style style:name="P11" style:parent-style-name="Normal" style:family="paragraph">
      <style:paragraph-properties fo:line-height="100%"/>
    </style:style>
    <style:style style:name="P12" style:parent-style-name="Normal" style:family="paragraph">
      <style:paragraph-properties fo:line-height="100%"/>
      <style:text-properties fo:font-weight="bold" style:font-weight-asian="bold" fo:font-size="14pt" style:font-size-asian="14pt" style:font-size-complex="14pt"/>
    </style:style>
    <style:style style:name="P13" style:parent-style-name="Normal" style:family="paragraph">
      <style:paragraph-properties fo:line-height="100%"/>
    </style:style>
    <style:style style:name="P14" style:parent-style-name="Normal" style:family="paragraph">
      <style:paragraph-properties fo:line-height="100%"/>
    </style:style>
    <style:style style:name="P15" style:parent-style-name="Normal" style:family="paragraph">
      <style:paragraph-properties fo:line-height="100%"/>
    </style:style>
    <style:style style:name="P16" style:parent-style-name="Normal" style:family="paragraph">
      <style:paragraph-properties fo:line-height="100%"/>
    </style:style>
    <style:style style:name="P17" style:parent-style-name="Normal" style:family="paragraph">
      <style:paragraph-properties fo:line-height="100%"/>
    </style:style>
    <style:style style:name="P18" style:parent-style-name="Normal" style:family="paragraph">
      <style:paragraph-properties fo:line-height="100%"/>
    </style:style>
    <style:style style:name="P19" style:parent-style-name="Normal" style:family="paragraph">
      <style:paragraph-properties fo:line-height="100%"/>
    </style:style>
    <style:style style:name="P20" style:parent-style-name="Normal" style:family="paragraph">
      <style:paragraph-properties fo:line-height="100%"/>
    </style:style>
    <style:style style:name="P21" style:parent-style-name="Normal" style:family="paragraph">
      <style:paragraph-properties fo:line-height="100%"/>
    </style:style>
    <style:style style:name="P22" style:parent-style-name="Normal" style:family="paragraph">
      <style:paragraph-properties fo:line-height="100%"/>
    </style:style>
    <style:style style:name="P23" style:parent-style-name="Normal" style:family="paragraph">
      <style:paragraph-properties fo:line-height="100%"/>
      <style:text-properties fo:font-weight="bold" style:font-weight-asian="bold" fo:font-size="14pt" style:font-size-asian="14pt" style:font-size-complex="14pt"/>
    </style:style>
    <style:style style:name="P24" style:parent-style-name="Normal" style:family="paragraph">
      <style:paragraph-properties fo:line-height="100%"/>
    </style:style>
    <style:style style:name="P25" style:parent-style-name="ListParagraph" style:list-style-name="LFO1" style:family="paragraph">
      <style:paragraph-properties fo:line-height="100%"/>
    </style:style>
    <style:style style:name="P26" style:parent-style-name="ListParagraph" style:list-style-name="LFO1" style:family="paragraph">
      <style:paragraph-properties fo:line-height="100%"/>
    </style:style>
    <style:style style:name="P27" style:parent-style-name="ListParagraph" style:list-style-name="LFO1" style:family="paragraph">
      <style:paragraph-properties fo:line-height="100%"/>
    </style:style>
    <style:style style:name="P28" style:parent-style-name="ListParagraph" style:list-style-name="LFO1" style:family="paragraph">
      <style:paragraph-properties fo:line-height="100%"/>
    </style:style>
    <style:style style:name="P29" style:parent-style-name="ListParagraph" style:list-style-name="LFO1" style:family="paragraph">
      <style:paragraph-properties fo:line-height="100%"/>
    </style:style>
    <style:style style:name="P30" style:parent-style-name="ListParagraph" style:list-style-name="LFO1" style:family="paragraph">
      <style:paragraph-properties fo:line-height="100%"/>
    </style:style>
    <style:style style:name="P31" style:parent-style-name="ListParagraph" style:list-style-name="LFO1" style:family="paragraph">
      <style:paragraph-properties fo:line-height="100%"/>
    </style:style>
    <style:style style:name="P32" style:parent-style-name="Normal" style:family="paragraph">
      <style:paragraph-properties fo:line-height="100%"/>
    </style:style>
    <style:style style:name="P33" style:parent-style-name="Normal" style:family="paragraph">
      <style:paragraph-properties fo:line-height="100%"/>
      <style:text-properties fo:font-weight="bold" style:font-weight-asian="bold"/>
    </style:style>
    <style:style style:name="P34" style:parent-style-name="Normal" style:family="paragraph">
      <style:paragraph-properties fo:line-height="100%"/>
    </style:style>
    <style:style style:name="P35" style:parent-style-name="Normal" style:family="paragraph">
      <style:paragraph-properties fo:line-height="100%"/>
    </style:style>
    <style:style style:name="P36" style:parent-style-name="Normal" style:family="paragraph">
      <style:paragraph-properties fo:line-height="100%"/>
    </style:style>
    <style:style style:name="P37" style:parent-style-name="Normal" style:family="paragraph">
      <style:paragraph-properties fo:line-height="100%"/>
    </style:style>
    <style:style style:name="P38" style:parent-style-name="Normal" style:family="paragraph">
      <style:paragraph-properties fo:line-height="100%"/>
      <style:text-properties fo:font-weight="bold" style:font-weight-asian="bold"/>
    </style:style>
    <style:style style:name="P39" style:parent-style-name="Normal" style:family="paragraph">
      <style:paragraph-properties fo:line-height="100%"/>
    </style:style>
    <style:style style:name="P40" style:parent-style-name="Normal" style:family="paragraph">
      <style:paragraph-properties fo:line-height="100%"/>
    </style:style>
    <style:style style:name="P41" style:parent-style-name="Normal" style:family="paragraph">
      <style:paragraph-properties fo:line-height="100%"/>
      <style:text-properties fo:font-weight="bold" style:font-weight-asian="bold"/>
    </style:style>
    <style:style style:name="P42" style:parent-style-name="Normal" style:family="paragraph">
      <style:paragraph-properties fo:line-height="100%"/>
    </style:style>
    <style:style style:name="P43" style:parent-style-name="Normal" style:family="paragraph">
      <style:paragraph-properties fo:line-height="100%"/>
    </style:style>
    <style:style style:name="P44" style:parent-style-name="Normal" style:family="paragraph">
      <style:paragraph-properties fo:line-height="100%"/>
    </style:style>
    <style:style style:name="P45" style:parent-style-name="Normal" style:family="paragraph">
      <style:paragraph-properties fo:line-height="100%"/>
    </style:style>
    <style:style style:name="P46" style:parent-style-name="Normal" style:family="paragraph">
      <style:paragraph-properties fo:line-height="100%"/>
    </style:style>
    <style:style style:name="P47" style:parent-style-name="Normal" style:family="paragraph">
      <style:paragraph-properties fo:line-height="100%"/>
    </style:style>
    <style:style style:name="P48" style:parent-style-name="Normal" style:family="paragraph">
      <style:paragraph-properties fo:line-height="100%"/>
      <style:text-properties fo:font-weight="bold" style:font-weight-asian="bold"/>
    </style:style>
    <style:style style:name="P49" style:parent-style-name="Normal" style:family="paragraph">
      <style:paragraph-properties fo:line-height="100%"/>
    </style:style>
    <style:style style:name="P50" style:parent-style-name="Normal" style:family="paragraph">
      <style:paragraph-properties fo:line-height="100%"/>
    </style:style>
    <style:style style:name="P51" style:parent-style-name="Normal" style:family="paragraph">
      <style:paragraph-properties fo:line-height="100%"/>
      <style:text-properties fo:font-weight="bold" style:font-weight-asian="bold"/>
    </style:style>
    <style:style style:name="P52" style:parent-style-name="Normal" style:family="paragraph">
      <style:paragraph-properties fo:line-height="100%"/>
    </style:style>
    <style:style style:name="P53" style:parent-style-name="Normal" style:family="paragraph">
      <style:paragraph-properties fo:line-height="100%"/>
    </style:style>
    <style:style style:name="P54" style:parent-style-name="Normal" style:family="paragraph">
      <style:paragraph-properties fo:line-height="100%"/>
    </style:style>
    <style:style style:name="T55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Objective<text:s/>and Background</text:p>
      <text:p text:style-name="P3">The San Francisco Municipal Transportation Agency (SFMTA) collects and stores location data (GPS data) from multiple sources including buses, rail vehicles and Taxis. <text:s/>These datasets are used to calculate important metrics including on-time performance, travel-time and headway (the distance between successive vehicles on the same route).</text:p>
      <text:p text:style-name="P4"/>
      <text:p text:style-name="P5">Despite the importance of GPS data in calculating key metrics, the SFMTA has yet to implement a reliable and robust means for flagging ‘suspect’ data. <text:s/></text:p>
      <text:p text:style-name="P6"/>
      <text:p text:style-name="P7">The objective of this project is to develop one or more algorithms cable of identifying<text:s/>anomalies<text:s/>in GPS<text:s/>data streams<text:s/>from taxis and buses/rails cars. <text:s/></text:p>
      <text:p text:style-name="P8"/>
      <text:p text:style-name="P9">Use Case</text:p>
      <text:p text:style-name="P10">In the short-term, focus will only be on identifying possible<text:s/>anomalies. <text:s/>In the long-term<text:s/>anomalies<text:s/>will serve as a starting point for in-depth investigation associations between<text:s/>anomies<text:s/>and other<text:s/>occurrences<text:s/>such as ball games, weather events, or Critical Mass. <text:s/>Additionally<text:s/>anomaly<text:s/>detection could help identify other issues such as gaps in spatial coverage due to interference with satellite signals or temporal gaps due to intermittent network outages.</text:p>
      <text:p text:style-name="P11"/>
      <text:p text:style-name="P12">Tools/Resources</text:p>
      <text:p text:style-name="P13">Bus/rail GPS data</text:p>
      <text:p text:style-name="P14">Taxi GPS data</text:p>
      <text:p text:style-name="P15">Packages</text:p>
      <text:p text:style-name="P16"><text:tab/>Anaconda distribution</text:p>
      <text:p text:style-name="P17"><text:tab/>Bokeh - for<text:s/>visualization</text:p>
      <text:p text:style-name="P18">Laptop</text:p>
      <text:p text:style-name="P19">Amazon AWS</text:p>
      <text:p text:style-name="P20">Microsoft SQL Server<text:s/>Management<text:s/>Console<text:s/></text:p>
      <text:p text:style-name="P21">PL/SQL or SQL<text:s/></text:p>
      <text:p text:style-name="P22"/>
      <text:p text:style-name="P23">Methodology<text:s/></text:p>
      <text:p text:style-name="P24">This project will consist of multiple steps. <text:s/>Important tasks are listed and detailed below.</text:p>
      <text:list text:style-name="LFO1" text:continue-numbering="true">
        <text:list-item>
          <text:p text:style-name="P25">Initial <text:s/>data investigation</text:p>
        </text:list-item>
        <text:list-item>
          <text:p text:style-name="P26">Data extraction</text:p>
        </text:list-item>
        <text:list-item>
          <text:p text:style-name="P27">Data investigation</text:p>
        </text:list-item>
        <text:list-item>
          <text:p text:style-name="P28">Data modeling</text:p>
        </text:list-item>
        <text:list-item>
          <text:p text:style-name="P29">Review of output from models</text:p>
        </text:list-item>
        <text:list-item>
          <text:p text:style-name="P30">Model selection</text:p>
        </text:list-item>
        <text:list-item>
          <text:p text:style-name="P31">Project write-up</text:p>
        </text:list-item>
      </text:list>
      <text:p text:style-name="P32"/>
      <text:p text:style-name="P33">Data extraction</text:p>
      <text:p text:style-name="P34">All data bus/rail GPS data currently reside in an Oracle database. <text:s/>All taxi data currently reside in an Azure-based SQL server database. <text:s/></text:p>
      <text:p text:style-name="P35"/>
      <text:soft-page-break/>
      <text:p text:style-name="P36">Taxi data will be extracted in CSV format using the Microsoft SQL Server Management Consol. <text:s/>Bus/rail data will be extracted using a combination of SQL and PL/SQL.</text:p>
      <text:p text:style-name="P37"/>
      <text:p text:style-name="P38">Data investigation</text:p>
      <text:p text:style-name="P39">Initial investigation will be done using a combination of Pandas and Bokeh (for the visual component). <text:s/>The primary objective of this step will be identifying available and pertinent<text:s/>attributes<text:s/>and possible patterns requiring attention.</text:p>
      <text:p text:style-name="P40"/>
      <text:p text:style-name="P41">Experimental data modeling</text:p>
      <text:p text:style-name="P42">I envision segregating both sets of data by date and time. <text:s/>For the rail/bus data I also plan to focus on at data the trip level (a trip refers to a<text:s/>specific<text:s/>corridor<text:s/>along<text:s/>with a starting/ending time and a geographic<text:s/>corridor). <text:s/></text:p>
      <text:p text:style-name="P43"/>
      <text:p text:style-name="P44">My first step will be to determine if base-lines exist (clusters?) with regard to density of GPS and temporal coverage. <text:s/>I would also like to determine baselines for average velocity but this may be more complicated as a true velocity measures will require ‘snapping’ the GPS points to a road network (unless<text:s/>I<text:s/>approximate using<text:s/>Euclidean<text:s/>distance). <text:s/></text:p>
      <text:p text:style-name="P45"/>
      <text:p text:style-name="P46">After determine baseline values I will move focus on identifying methods for flagging incoming data that deviate from the expected baseline(s).</text:p>
      <text:p text:style-name="P47"/>
      <text:p text:style-name="P48">Review of output from models</text:p>
      <text:p text:style-name="P49">TBD - I am still working on this portion of my project. <text:s/>I will need two sets of models. <text:s/>I will need one set of models to determine my baseline values and I will need a second model/set of models to flag deviations.</text:p>
      <text:p text:style-name="P50"/>
      <text:p text:style-name="P51">Model selection</text:p>
      <text:p text:style-name="P52">TBD</text:p>
      <text:p text:style-name="P53"/>
      <text:p text:style-name="P54"><text:span text:style-name="T55">Project write-up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style:language-asian="zh" style:country-asian="TW"/>
    </style:style>
    <style:style style:family="text" style:name="a0">
      <style:text-properties fo:font-variant="normal" fo:text-transform="none" fo:color="#c0c0c0" style:text-line-through-type="none" style:text-line-through-style="none" style:text-line-through-width="auto" style:text-line-through-color="font-color" style:text-position="0% 100%" fo:font-family="Calibri" fo:font-size="0.01389in" style:font-size-asian="0.01389in" style:font-size-complex="0.0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style:wrap="run-through" style:run-through="background" style:writing-mode="lr-tb" draw:fill="solid" draw:fill-color="#c0c0c0" draw:opacity="50%" draw:stroke="none" style:horizontal-rel="page-content" style:vertical-rel="page-content" style:horizontal-pos="center" style:vertical-pos="middle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Header"><text:span text:style-name="T2"><draw:custom-shape svg:width="5.72778in" svg:height="3.43681in" draw:z-index="251659264" draw:id="id0" draw:style-name="a2" draw:transform="translate(-2.86389in -1.7184in) rotate(-5.49779) translate(2.86389in 1.7184in)" draw:name="PowerPlusWaterMarkObject357831064" text:anchor-type="paragraph"><svg:title/><svg:desc/><text:p text:style-name="a1" text:class-names="" text:cond-style-name=""><text:span text:style-name="a0" text:class-names="">DRAFT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ng, cheong-tseng</meta:initial-creator>
    <dc:creator>cteng</dc:creator>
    <meta:creation-date>2015-02-20T03:33:00Z</meta:creation-date>
    <dc:date>2015-02-20T03:33:00Z</dc:date>
    <meta:template xlink:href="Normal.dotm" xlink:type="simple"/>
    <meta:editing-cycles>2</meta:editing-cycles>
    <meta:editing-duration>PT120S</meta:editing-duration>
    <meta:document-statistic meta:page-count="2" meta:paragraph-count="6" meta:word-count="476" meta:character-count="3186" meta:row-count="22" meta:non-whitespace-character-count="2716"/>
  </office:meta>
</office:document-meta>
</file>